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State.setDefinitionId( PropDefId de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setMultiValued( boolean multiValu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copy( ItemState state , boolean syncMod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State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PropertyState( PropertyId id , int initialStatus , boolean isTrans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State.calculateMemoryFoot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PropertyState( PropertyState overlayedState , int initialStatus , boolean isTrans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State.isMultiValu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getDefini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setTyp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i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getProper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setValues( Internal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